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20000040B336FDA376D706C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6.082cm" svg:height="15.749cm" svg:x="0.941cm" svg:y="-0.011cm">
          <draw:image xlink:href="Pictures/10000001000006B20000040B336FDA376D706C63.png" xlink:type="simple" xlink:show="embed" xlink:actuate="onLoad" draw:mime-type="image/png">
            <text:p/>
          </draw:image>
        </draw:frame>
        <draw:frame draw:style-name="gr1" draw:text-style-name="P1" draw:layer="layout" svg:width="26.082cm" svg:height="15.749cm" svg:x="0.941cm" svg:y="-0.011cm">
          <draw:image xlink:href="Pictures/10000001000006B20000040B336FDA376D706C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7T14:53:41.563560041</meta:creation-date>
    <dc:date>2022-10-17T14:54:38.951711542</dc:date>
    <meta:editing-duration>PT1M</meta:editing-duration>
    <meta:editing-cycles>1</meta:editing-cycles>
    <meta:generator>LibreOffice/7.3.4.2$Linux_X86_64 LibreOffice_project/728fec16bd5f605073805c3c9e7c4212a0120dc5</meta:generator>
    <meta:document-statistic meta:object-count="27"/>
  </office:meta>
</office:document-meta>
</file>